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80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4" style:family="paragraph" style:parent-style-name="Text_20_body" style:list-style-name="L80">
      <style:text-properties style:font-name="Arial" fo:font-size="13pt" style:font-name-asian="Arimo" style:font-size-asian="13pt" style:font-size-complex="13pt"/>
    </style:style>
    <style:style style:name="P95" style:family="paragraph" style:parent-style-name="Text_20_body" style:list-style-name="L7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3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国立市富士見台二丁目新築計画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9">晴れ。雲あり。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9">谷保駅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2389865418000104723" text:style-name="L1">
              <text:list-item>
                <text:p text:style-name="P16">開始　　９：３０ぐらいか</text:p>
              </text:list-item>
              <text:list-item>
                <text:p text:style-name="P16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8328304750164485350" text:style-name="L2">
              <text:list-item>
                <text:p text:style-name="P17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4852778489401229545" text:style-name="L3">
              <text:list-item>
                <text:p text:style-name="P18">バイブ２人。私が担当した人は、メガネあり。５０前後か。１７３ぐらい。やや、痩せている。</text:p>
              </text:list-item>
              <text:list-item>
                <text:p text:style-name="P18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18">洗いの人。バイブの２番目の人と、顔立ちが似ている。１７０少しか。顔つきが、やはり、発達系の特徴を見せている。</text:p>
              </text:list-item>
              <text:list-item>
                <text:p text:style-name="P18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2194586640099172227" text:style-name="L4">
              <text:list-item>
                <text:p text:style-name="P19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9122656288843702762" text:style-name="L5">
              <text:list-item>
                <text:p text:style-name="P20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3595237939283586802" text:style-name="L6">
              <text:list-item>
                <text:p text:style-name="P21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4036408733577964210" text:style-name="L7">
              <text:list-item>
                <text:p text:style-name="P22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2631403395638988338" text:style-name="L8">
              <text:list-item>
                <text:p text:style-name="P23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483287814665527662" text:style-name="L9">
              <text:list-item>
                <text:p text:style-name="P24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6916566198351636620" text:style-name="L10">
              <text:list-item>
                <text:p text:style-name="P25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8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8784839683340452046" text:style-name="L11">
              <text:list-item>
                <text:p text:style-name="P2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8314213189270807574" text:style-name="L12">
              <text:list-item>
                <text:p text:style-name="P2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5505072316259569235" text:style-name="L13">
              <text:list-item>
                <text:p text:style-name="P28">現場の近く。駅への途中。「健祐」という漢字を載せた看板。を、掲げてある、作業場。</text:p>
              </text:list-item>
              <text:list-item>
                <text:p text:style-name="P28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152303613853061788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8964728667925825767" text:style-name="L15">
              <text:list-item>
                <text:p text:style-name="P30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0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37890605231557051" text:style-name="L16">
              <text:list-item>
                <text:p text:style-name="P31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3"/>
      <text:p text:style-name="P4">[/ XXXX] 20210527_163034</text:p>
      <text:p text:style-name="P5"/>
      <text:p text:style-name="P7"/>
      <text:p text:style-name="P2">---------------------------------------------------------------</text:p>
      <text:p text:style-name="P4">[XXX] 20210605_151517</text:p>
      <text:p text:style-name="P13"><text:soft-page-break/>myself / towa diary / XXX</text:p>
      <text:p text:style-name="P3"><text:span text:style-name="T3">作業日：6</text:span><text:span text:style-name="T5">/04</text:span><text:span text:style-name="T4"> f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9">社会福祉法人まごころ　まごごろタウン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9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9">団地坂上（バス）　百合ケ丘（鉄道）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632499413030408220" text:style-name="L17">
              <text:list-item>
                <text:p text:style-name="P32">開始　：　９時頃か？</text:p>
              </text:list-item>
              <text:list-item>
                <text:p text:style-name="P32">詰所到着　：　４：１０ぐらいか。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5984234299426070908" text:style-name="L18">
              <text:list-item>
                <text:p text:style-name="P33">FUJITA。３人。一人は、ベトナムか。</text:p>
              </text:list-item>
              <text:list-item>
                <text:p text:style-name="P33">職長らしき人、前にも、前回か、一緒になった。４０前後か、若く見える。かっぷく、良し。</text:p>
              </text:list-item>
              <text:list-item>
                <text:p text:style-name="P33">もう一人の日本人。３０半ばか。１６５少し。ヒゲあり。あご、ほお。</text:p>
              </text:list-item>
              <text:list-item>
                <text:p text:style-name="P33">trzeci osób jest osobą wietnamskim.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4576675122082071127" text:style-name="L19">
              <text:list-item>
                <text:p text:style-name="P34">バイブ、二人。ともに、ベトナム人。２０代後半か。手馴れ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598851145343456192" text:style-name="L20">
              <text:list-item>
                <text:p text:style-name="P35">設備の相番。東和から。小杉営業所所属。検校さん。鹿児島出身（か？）住まいも、小杉。６１歳。電気が、小学生のときから好き。自宅に、オーディオなど、多数あり。ハンダ付け、得意。スピーカーも自作する。中学生の頃（と言っていたか）、ダンボールで自作した。真空管も持っている。アンプを作った。「重厚な」音がする、とのこと。フリーマーケットに好んで行く。大井競馬場で、大きなフリマがある。いまはコロナで、ない。解体屋さんが、品々を持ち込む。３０万を一日で儲ける、とのこと。今日の（金曜）仕事、前日の６時に電話が来た。明日の土曜、休みたい、とのこと。以前は、メーカに勤めていた。その後、テレビ関係。『鑑定団』という番組の制作に携わっていた（かなにか、制作の話しをした）。以前に、ケーナを買う。音が出ない。後、出た。その時点で、まあいいか、と、おしまい。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3734853207206687702" text:style-name="L21">
              <text:list-item>
                <text:p text:style-name="P36">朝、ゲートを開けた人は、女性。４０半ばか、１６０弱、小柄。声が、なにか、絡みつくような声色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779543660762842134" text:style-name="L22">
              <text:list-item>
                <text:p text:style-name="P37">赤いシャツを着た人がいる。</text:p>
              </text:list-item>
              <text:list-item>
                <text:p text:style-name="P37">親方さんらしき人。５０半ばか。中背。バイブの、ベトナムの人と、気軽に談話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2687309875351340172" text:style-name="L23">
              <text:list-item>
                <text:p text:style-name="P38">１７５ぐらい。顔立ちは、キリリとしてい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8948608360718705270" text:style-name="L24">
              <text:list-item>
                <text:p text:style-name="P39">４人ぐらい、いたか、スラブで見かけた人は。一人、打設、モルタル出しの前に、設備の相番はどこだ！といったことを、怒鳴っている。設備の人は、表情を変えず、ただ、すいません、と受けている。この監督さんは、顔色、浅黒い。結婚指輪、あり。体格の横幅、ややあり。</text:p>
              </text:list-item>
              <text:list-item>
                <text:p text:style-name="P39">朝の朝礼は、会議室にて。</text:p>
              </text:list-item>
            </text:list>
          </table:table-cell>
        </table:table-row>
        <text:soft-page-break/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5337712654786864120" text:style-name="L25">
              <text:list-item>
                <text:p text:style-name="P40">扶桑電気の人。終わったあとのサインの時、あいさつした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6595485934395342617" text:style-name="L26">
              <text:list-item>
                <text:p text:style-name="P41">斉藤さん。下の名は、建二さん。以前２回、一緒になっている。職長をしてもらった。日報のサイン、元々は、各自用意。終わって詰所。斉藤さんは１０分ぐらい早く、上がっている。斉藤さんの日報に、私の名前を連名するよう、促してくれ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8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1753843977155062501" text:style-name="L27">
              <text:list-item>
                <text:p text:style-name="P42">区画の端に位置する、階段から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117342590779033389" text:style-name="L28">
              <text:list-item>
                <text:p text:style-name="P43">帰り。百合ケ丘駅まで、歩き。検校さんと。同氏は、朝も、徒歩。武蔵溝の口で、別れる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4663761795236213597" text:style-name="L29">
              <text:list-item>
                <text:p text:style-name="P44">団地がある。現場は、坂を上がって、少しなだらかになっている場所にあ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4039360589271645922" text:style-name="L30">
              <text:list-item>
                <text:p text:style-name="P4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7344578783059126335" text:style-name="L31">
              <text:list-item>
                <text:p text:style-name="P46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5771211429150330613" text:style-name="L32">
              <text:list-item>
                <text:p text:style-name="P47">スラブへ渡してある、階段。濡れている。滑るだろう、重心に位置によっては。</text:p>
              </text:list-item>
            </text:list>
          </table:table-cell>
        </table:table-row>
      </table:table>
      <text:p text:style-name="P13"/>
      <text:p text:style-name="P4">[/ XXXX] 20210605_155821</text:p>
      <text:p text:style-name="P5"/>
      <text:p text:style-name="P7"/>
      <text:p text:style-name="P2">---------------------------------------------------------------</text:p>
      <text:p text:style-name="P4">[XXX] 20210611_141120</text:p>
      <text:p text:style-name="P13">myself / towa diary / XXX</text:p>
      <text:p text:style-name="P3"><text:span text:style-name="T3">作業日：06</text:span><text:span text:style-name="T5">/</text:span></text:p>
      <text:p text:style-name="P3"><text:span text:style-name="T5">09</text:span><text:span text:style-name="T4"> w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社会福祉法人まごころ　まごごろタウン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団地坂上（バス）　百合ケ丘（鉄道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<text:soft-page-break/>刻</text:p>
          </table:table-cell>
          <table:table-cell table:style-name="表1.C2" office:value-type="string">
            <text:list xml:id="list7803582749879323441" text:style-name="L33">
              <text:list-item>
                <text:p text:style-name="P48">開始　：　９時頃には、始まっていたか</text:p>
              </text:list-item>
              <text:list-item>
                <text:p text:style-name="P48">詰所到着　：　１５：１０頃だった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750554264967486738" text:style-name="L34">
              <text:list-item>
                <text:p text:style-name="P49">「FUJITA」。自分のいたチーム。二人。一人は、前回も、ホース口を担当していた。恰幅のいい人。「ひらの」氏。もう一人は、弟さんらしい。ひょろっとした体格。１７３ぐらいか。猫背。黒いシャツ。まつげが長い。ホースを取ることはなく、傍らで見てい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543045791899646688" text:style-name="L35">
              <text:list-item>
                <text:p text:style-name="P50">前回と同じ人たち。バイブ２人。一人は、小柄。「鈴木土木」という名前が入っていたか、メット。６０前後か。「社長！」と呼びかけられていた。一度。声に張りがある。精力的。声がでかい。私や、他の土工さんなどに、なにか指示や注意を出すとき、大声で、一喝する。怒鳴る、というのとは違う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025135755860104695" text:style-name="L36">
              <text:list-item>
                <text:p text:style-name="P51">設備の相番の人。女の人。小柄。１６０弱か。体格は、細い、というよりは、華奢な印象。バイブの人が動いて、バイブの太コード（仮称）に、たるみが幾重かできているが、この人は、何も反応しない。</text:p>
              </text:list-item>
              <text:list-item>
                <text:p text:style-name="P51">終盤、私が、線を引くようにと、言葉をかける。この人は、ニッと笑みを作る。それだけ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2410689131936677130" text:style-name="L37">
              <text:list-item>
                <text:p text:style-name="P52">６人ぐらいいたか。終了後、通用口を出る。マスクを顎の下へ下ろす。の時、ゲートにいた人、一人と、目が合う。私は、頭を軽く下げ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2562644206913007665" text:style-name="L38">
              <text:list-item>
                <text:p text:style-name="P53">「仲地フロアー」。メットに、「なかち」と入れている人が、２人はいた。一人は、職長か。腹が出ている。両名とも、顔の肌は、浅黒い。目がクリリとしてい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811262510727768845" text:style-name="L39">
              <text:list-item>
                <text:p text:style-name="P5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557722071251599530" text:style-name="L40">
              <text:list-item>
                <text:p text:style-name="P55">前回の人。前回、スラブで、開始前の時間、怒鳴り声を上げていた人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299078427763247699" text:style-name="L41">
              <text:list-item>
                <text:p text:style-name="P56">遠藤さん、だったか、職長の人。小柄１６５ぐらい。目がくりっとしている。もう一人の人、うまく思い出せない。１７０少し、あったか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509899273229278538" text:style-name="L42">
              <text:list-item>
                <text:p text:style-name="P57">斎藤建二さん。終わりは、建二さんのチームが先。１０分ぐらい、差があったか。最後、もう、既打設のスラブへ上がった頃、見上げると、水飲み場に、建二さんがいる。私は、手を上げる。「戻ってこい！」と、大声を出す。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022385562005016875" text:style-name="L43">
              <text:list-item>
                <text:p text:style-name="P5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5746689394111710803" text:style-name="L44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988981030404219999" text:style-name="L45">
              <text:list-item>
                <text:p text:style-name="P6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77190607523974846" text:style-name="L46">
              <text:list-item>
                <text:p text:style-name="P61">昼休み。詰所は、席がほぼふさがっている。喫煙室の前の一画。長椅子がいくつか置かれている。その前方の、柵。の、パイプの１本の頭に、ガ<text:soft-page-break/>ラ袋を載せる。それによって出来た小さな陰。の下に入る。</text:p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223611027920477686" text:style-name="L47">
              <text:list-item>
                <text:p text:style-name="P6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2214071200612625658" text:style-name="L48">
              <text:list-item>
                <text:p text:style-name="P63">足場階段の上り下り。足を踏み外しやすい。両手で、周囲のパイプ、階段のプレートなど、掴みながら歩行。</text:p>
              </text:list-item>
            </text:list>
          </table:table-cell>
        </table:table-row>
      </table:table>
      <text:p text:style-name="P13"/>
      <text:p text:style-name="P4">[/ XXXX] 20210611_142931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/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33479443" text:continue-list="list632499413030408220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11859851111656140" text:style-name="L49">
              <text:list-item>
                <text:p text:style-name="P64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944813152712782183" text:style-name="L50">
              <text:list-item>
                <text:p text:style-name="P65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497682732180579181" text:style-name="L51">
              <text:list-item>
                <text:p text:style-name="P66"/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910940449715241532" text:style-name="L52">
              <text:list-item>
                <text:p text:style-name="P67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4561729128075559624" text:style-name="L53">
              <text:list-item>
                <text:p text:style-name="P6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oft-page-break/><text:span text:style-name="T2">大工さん</text:span></text:p>
          </table:table-cell>
          <table:table-cell table:style-name="表2.C2" office:value-type="string">
            <text:list xml:id="list8201881881284500973" text:style-name="L54">
              <text:list-item>
                <text:p text:style-name="P69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484570122691345105" text:style-name="L55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625177011502492252" text:style-name="L56">
              <text:list-item>
                <text:p text:style-name="P7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5783364263008445671" text:style-name="L57">
              <text:list-item>
                <text:p text:style-name="P72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5714178928651272812" text:style-name="L58">
              <text:list-item>
                <text:p text:style-name="P7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32811731957839583" text:style-name="L59">
              <text:list-item>
                <text:p text:style-name="P7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9108688099269525702" text:style-name="L60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752519069477221671" text:style-name="L61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7050071011621356579" text:style-name="L62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8264154115256640172" text:style-name="L63">
              <text:list-item>
                <text:p text:style-name="P78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ext:soft-page-break/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3476492" text:continue-list="list33479443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953720960476860204" text:style-name="L64">
              <text:list-item>
                <text:p text:style-name="P7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16537375685721287" text:style-name="L65">
              <text:list-item>
                <text:p text:style-name="P8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8271389370498387551" text:style-name="L66">
              <text:list-item>
                <text:p text:style-name="P81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4727732104770647653" text:style-name="L67">
              <text:list-item>
                <text:p text:style-name="P8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2438103926809045581" text:style-name="L68">
              <text:list-item>
                <text:p text:style-name="P8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5510662008995209568" text:style-name="L69">
              <text:list-item>
                <text:p text:style-name="P8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451509050202342431" text:style-name="L70">
              <text:list-item>
                <text:p text:style-name="P8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373914199658697493" text:style-name="L71">
              <text:list-item>
                <text:p text:style-name="P8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1105886846151834725" text:style-name="L72">
              <text:list-item>
                <text:p text:style-name="P8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5056125539307320674" text:style-name="L73">
              <text:list-item>
                <text:p text:style-name="P8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1168358906647467703" text:style-name="L74">
              <text:list-item>
                <text:p text:style-name="P8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2424758331853984520" text:style-name="L75">
              <text:list-item>
                <text:p text:style-name="P9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960615614575870179" text:style-name="L76">
              <text:list-item>
                <text:p text:style-name="P9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<text:soft-page-break/>もらったこと</text:p>
          </table:table-cell>
          <table:table-cell table:style-name="表13.C2" office:value-type="string">
            <text:list xml:id="list5732254280729830756" text:style-name="L77">
              <text:list-item>
                <text:p text:style-name="P9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245567061882645548" text:style-name="L78">
              <text:list-item>
                <text:p text:style-name="P93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8420373833335223258" text:style-name="L79">
        <text:list-item>
          <text:p text:style-name="P95">start apps</text:p>
          <text:list>
            <text:list-item>
              <text:p text:style-name="P95">doc (this)</text:p>
            </text:list-item>
            <text:list-item>
              <text:p text:style-name="P95">folder : C:\WORKS_2\WS\WS_Others.miscs\misc_files</text:p>
            </text:list-item>
            <text:list-item>
              <text:p text:style-name="P95">web page</text:p>
              <text:list>
                <text:list-item>
                  <text:p text:style-name="P9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4938217217082873508" text:style-name="L80">
        <text:list-item>
          <text:p text:style-name="P94">close</text:p>
          <text:list>
            <text:list-item>
              <text:p text:style-name="P94">image file</text:p>
            </text:list-item>
            <text:list-item>
              <text:p text:style-name="P9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94">folder : C:\WORKS_2\WS\WS_Others.miscs\misc_files</text:p>
            </text:list-item>
            <text:list-item>
              <text:p text:style-name="P94">this</text:p>
            </text:list-item>
          </text:list>
        </text:list-item>
        <text:list-item>
          <text:p text:style-name="P9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ext:soft-page-break/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3492929" text:continue-numbering="true" text:style-name="L80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6-13T13:26:49.03</dc:date>
    <dc:creator>iwabuchi ken</dc:creator>
    <meta:editing-duration>P1DT16H40M25S</meta:editing-duration>
    <meta:editing-cycles>266</meta:editing-cycles>
    <meta:generator>OpenOffice/4.1.3$Win32 OpenOffice.org_project/413m1$Build-9783</meta:generator>
    <meta:document-statistic meta:table-count="6" meta:image-count="0" meta:object-count="0" meta:page-count="10" meta:paragraph-count="282" meta:word-count="4458" meta:character-count="6230"/>
  </office:meta>
</office:document-meta>
</file>